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2679" officeooo:paragraph-rsid="001226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41:31.599044548</meta:creation-date>
    <dc:date>2017-03-03T15:42:06.81948435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8.2$Linux_X86_64 LibreOffice_project/420m0$Build-2</meta:generator>
  </office:meta>
</office:document-meta>
</file>